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.587cm" svg:x="6.39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9.255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1.795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4.652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7.51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20.05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6.39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9.25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1.79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4.65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7.5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20.0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6.39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9.25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1.79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4.65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7.5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20.0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6.397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9.255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1.795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4.652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7.51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20.05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6.39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9.25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1.79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4.652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17.51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7cm" svg:height="1.587cm" svg:x="20.0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16T12:16:30.967266353</dc:date>
    <meta:editing-duration>PT4M51S</meta:editing-duration>
    <meta:editing-cycles>1</meta:editing-cycles>
    <meta:document-statistic meta:object-count="30"/>
    <meta:generator>LibreOffice/7.0.4.2$Linux_X86_64 LibreOffice_project/00$Build-2</meta:generator>
  </office:meta>
</office:document-meta>
</file>